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6746c" officeooo:paragraph-rsid="0036746c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officeooo:rsid="0036746c" officeooo:paragraph-rsid="0036746c"/>
    </style:style>
    <style:style style:name="P5" style:family="paragraph" style:parent-style-name="Text_20_body">
      <style:text-properties officeooo:rsid="0036746c" officeooo:paragraph-rsid="0036c784"/>
    </style:style>
    <style:style style:name="P6" style:family="paragraph" style:parent-style-name="Heading_20_1" style:master-page-name="Right_20_Page">
      <style:paragraph-properties style:page-number="auto"/>
      <style:text-properties officeooo:rsid="0036746c" officeooo:paragraph-rsid="0036746c"/>
    </style:style>
    <style:style style:name="T1" style:family="text">
      <style:text-properties officeooo:rsid="0036746c"/>
    </style:style>
    <style:style style:name="T2" style:family="text">
      <style:text-properties officeooo:rsid="0036c7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Greensleeves</text:h>
      <text:h text:style-name="Heading_20_2" text:outline-level="2">(<text:span text:style-name="T1">Traditional</text:span>)</text:h>
      <text:p text:style-name="Text_20_body">Time Signature: <text:span text:style-name="T1">6/8</text:span></text:p>
      <text:p text:style-name="Text_20_body">Chords: <text:span text:style-name="T1">Bb, D, Dm, Fm, G</text:span>m</text:p>
      <text:p text:style-name="Text_20_body">Tempo: <text:span text:style-name="T1">60-80</text:span> BPM</text:p>
      <text:p text:style-name="P1"/>
      <text:p text:style-name="P3"/>
      <text:p text:style-name="Text_20_body"><text:s text:c="5"/>1 2 3 4 5 6 <text:s/>1 2 3 4 5 6 <text:s/></text:p>
      <text:p text:style-name="P2"><text:s text:c="5"/>Gm <text:s text:c="3"/>Bb <text:s text:c="4"/>Fm <text:s text:c="3"/>Dm <text:s text:c="3"/></text:p>
      <text:p text:style-name="P2">A --|1---3-5-6-5-|3---0-----0-|</text:p>
      <text:p text:style-name="P2">E 3-|3-----6-----|1-----1-3---|</text:p>
      <text:p text:style-name="P2">C --|2-----5-----|0-----2-----|</text:p>
      <text:p text:style-name="P2">G --|0-----0-----|2-----2-----|</text:p>
      <text:p text:style-name="P2"/>
      <text:p text:style-name="P2"><text:s text:c="5"/>1 2 3 4 5 6 <text:s/>1 2 3 4 5 6 <text:s/></text:p>
      <text:p text:style-name="P2"><text:s text:c="5"/>Gm <text:s text:c="3"/>Eb <text:s text:c="4"/>D</text:p>
      <text:p text:style-name="P2">A <text:s text:c="2"/>|1-----------|0-----------|</text:p>
      <text:p text:style-name="P2">E <text:s text:c="2"/>|3---3-3-2-3-|2---2-----3-|</text:p>
      <text:p text:style-name="P2">C <text:s text:c="2"/>|2-----------|2-----2-----|</text:p>
      <text:p text:style-name="P2">G <text:s text:c="2"/>|0-----------|2-----------|</text:p>
      <text:p text:style-name="P2"><text:s text:c="4"/></text:p>
      <text:p text:style-name="P2"><text:s text:c="5"/>1 2 3 4 5 6 <text:s/>1 2 3 4 5 6 <text:s/></text:p>
      <text:p text:style-name="P2"><text:s text:c="5"/>Gm <text:s text:c="3"/>Bb <text:s text:c="4"/>Fm <text:s text:c="3"/>Dm <text:s text:c="4"/></text:p>
      <text:p text:style-name="P2">A <text:s text:c="2"/>|1---3-5-6-5-|3---0-----0-|</text:p>
      <text:p text:style-name="P2">E <text:s text:c="2"/>|3-----6-----|1-----1-3---|</text:p>
      <text:p text:style-name="P2">C <text:s text:c="2"/>|2-----5-----|0-----------|</text:p>
      <text:p text:style-name="P2">G <text:s text:c="2"/>|0-----0-----|2-----------|</text:p>
      <text:p text:style-name="P2"/>
      <text:p text:style-name="P2"><text:s text:c="5"/>1 2 3 4 5 6 <text:s/>1 2 3 4 5 6 <text:s/></text:p>
      <text:p text:style-name="P2"><text:s text:c="5"/>Gm <text:s text:c="10"/>Gm</text:p>
      <text:p text:style-name="P2">A <text:s text:c="2"/>|1-0---------|------------|</text:p>
      <text:p text:style-name="P2">E <text:s text:c="2"/>|3---3-2-0-2-|3-----3-----|</text:p>
      <text:p text:style-name="P2">C <text:s text:c="2"/>|2-----------|2-----------|</text:p>
      <text:p text:style-name="P2">G <text:s text:c="2"/>|0-----------|0-----------|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 text:c="5"/>1 2 3 4 5 6 <text:s/>1 2 3 4 5 6 <text:s/></text:p>
      <text:p text:style-name="P2"><text:s text:c="5"/>Gm <text:s text:c="3"/>Bb <text:s text:c="4"/>Fm <text:s text:c="3"/>Dm <text:s text:c="4"/></text:p>
      <text:p text:style-name="P2">A <text:s text:c="2"/>|8-----8-7-5-|3---0-----0-|</text:p>
      <text:p text:style-name="P2">E <text:s text:c="2"/>|6-----6-----|1-----1-3---|</text:p>
      <text:p text:style-name="P2">C <text:s text:c="2"/>|5-----7-----|0-----2-----|</text:p>
      <text:p text:style-name="P2">G <text:s text:c="2"/>|------0-----|2-----2-----|</text:p>
      <text:p text:style-name="P2"/>
      <text:p text:style-name="P2"><text:s text:c="5"/>1 2 3 4 5 6 <text:s/>1 2 3 4 5 6 <text:s/></text:p>
      <text:p text:style-name="P2"><text:s text:c="5"/>Gm <text:s text:c="3"/>Eb <text:s text:c="4"/>D</text:p>
      <text:p text:style-name="P2">A <text:s text:c="2"/>|1-<text:span text:style-name="T2">-</text:span>---------|0-----------|</text:p>
      <text:p text:style-name="P2">E <text:s text:c="2"/>|3---3-3-2-3-|2---2-------|</text:p>
      <text:p text:style-name="P2">C <text:s text:c="2"/>|2-----------|2-----2-----|</text:p>
      <text:p text:style-name="P2">G <text:s text:c="2"/>|0-----------|2-----------|</text:p>
      <text:p text:style-name="P2"/>
      <text:p text:style-name="P5"><text:s text:c="5"/>1 2 3 4 5 6 <text:s/>1 2 3 4 5 6 <text:s/></text:p>
      <text:p text:style-name="P5"><text:s text:c="5"/>Gm <text:s text:c="3"/>Bb <text:s text:c="4"/>Fm <text:s text:c="3"/>Dm <text:s text:c="4"/></text:p>
      <text:p text:style-name="P5">A <text:s text:c="2"/>|8-----8-7-5-|3---0-----0-|</text:p>
      <text:p text:style-name="P5">E <text:s text:c="2"/>|6-----6-----|1-----1-3---|</text:p>
      <text:p text:style-name="P5">C <text:s text:c="2"/>|5-----7-----|0-----2-----|</text:p>
      <text:p text:style-name="P5">G <text:s text:c="2"/>|------0-----|2-----2-----|</text:p>
      <text:p text:style-name="P5"/>
      <text:p text:style-name="P2"><text:s text:c="5"/>1 2 3 4 5 6 <text:s/>1 2 3 4 5 6 <text:s/></text:p>
      <text:p text:style-name="P2"><text:s text:c="5"/>Gm <text:s text:c="3"/>D <text:s text:c="5"/>Gm</text:p>
      <text:p text:style-name="P2">A <text:s text:c="2"/>|1-0---------|------------|</text:p>
      <text:p text:style-name="P2">E <text:s text:c="2"/>|3---3-2-0-2-|3-----3-----|</text:p>
      <text:p text:style-name="P2">C <text:s text:c="2"/>|2-----------|2-----------|</text:p>
      <text:p text:style-name="P2">G <text:s text:c="2"/>|0-----------|0-----------|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6M51S</meta:editing-duration>
    <meta:editing-cycles>39</meta:editing-cycles>
    <meta:generator>LibreOffice/5.2.6.2$MacOSX_X86_64 LibreOffice_project/a3100ed2409ebf1c212f5048fbe377c281438fdc</meta:generator>
    <dc:title>Lyrics + Chords</dc:title>
    <dc:date>2017-04-25T09:10:02.873003000</dc:date>
    <meta:print-date>2017-04-03T12:23:29.985893000</meta:print-date>
    <meta:document-statistic meta:table-count="0" meta:image-count="0" meta:object-count="0" meta:page-count="3" meta:paragraph-count="54" meta:word-count="300" meta:character-count="1530" meta:non-whitespace-character-count="112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